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400000427686F7EAE9061473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07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6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47cm" svg:height="25.5cm" svg:x="2.978cm" svg:y="1.25cm">
          <draw:image xlink:href="Pictures/100000000000028400000427686F7EAE90614733.png" xlink:type="simple" xlink:show="embed" xlink:actuate="onLoad" draw:mime-type="image/png">
            <text:p/>
          </draw:image>
        </draw:frame>
        <draw:frame draw:style-name="gr2" draw:text-style-name="P2" draw:layer="layout" svg:width="4.574cm" svg:height="0.569cm" svg:x="14.2cm" svg:y="22.85cm">
          <draw:text-box>
            <text:p><text:span text:style-name="T1">Chronological age: p_val = 0.16 </text:span></text:p>
          </draw:text-box>
        </draw:frame>
        <draw:frame draw:style-name="gr3" draw:text-style-name="P2" draw:layer="layout" svg:width="4.172cm" svg:height="0.569cm" svg:x="14.4cm" svg:y="23.451cm">
          <draw:text-box>
            <text:p><text:span text:style-name="T1">Adj DNAm age: p_val = 0.18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1T21:43:30.066045432</meta:creation-date>
    <dc:date>2023-05-11T21:48:25.956691329</dc:date>
    <meta:editing-duration>PT4M56S</meta:editing-duration>
    <meta:editing-cycles>1</meta:editing-cycles>
    <meta:generator>LibreOffice/7.3.7.2$Linux_X86_64 LibreOffice_project/30$Build-2</meta:generator>
    <meta:document-statistic meta:object-count="3"/>
  </office:meta>
</office:document-meta>
</file>